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Consolas, 'Liberation Mono', Menlo, Courier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ECT lname, zip FROM location where lname = ? AND zip = ?</text:p>
      <text:p text:style-name="Standard"/>
      <text:p text:style-name="Standard">This sql statement gets the entry in which lname equals to the inputed location name and the zip code inputed as well.</text:p>
      <text:p text:style-name="Standard"/>
      <text:p text:style-name="Standard"/>
      <text:p text:style-name="Standard">INSERT into events (title, description, start_time, end_time, group_id, lname, zip)</text:p>
      <text:p text:style-name="Standard">VALUES(?,?,?,?,?,?,?)</text:p>
      <text:p text:style-name="Standard"/>
      <text:p text:style-name="Standard">This sql statement inserted the inputed information for the event that the authorized user is creating.</text:p>
      <text:p text:style-name="Standard"/>
      <text:p text:style-name="Standard"/>
      <text:p text:style-name="Standard">SELECT * FROM events WHERE event_id = ?</text:p>
      <text:p text:style-name="Standard"/>
      <text:p text:style-name="Standard">This statement retrieves all of the entries where the event_id equals to the select event that was made.</text:p>
      <text:p text:style-name="Standard"/>
      <text:p text:style-name="Standard"/>
      <text:p text:style-name="Standard">SELECT * FROM events WHERE start_time BETWEEN ? AND ? ORDER BY start_time DESC</text:p>
      <text:p text:style-name="Standard"/>
      <text:p text:style-name="Standard">This statement selects all of the entries if their start_time is between the inputed range that the user has entered.</text:p>
      <text:p text:style-name="Standard"/>
      <text:p text:style-name="Standard">SELECT * FROM groups WHERE group_id = ?</text:p>
      <text:p text:style-name="Standard"/>
      <text:p text:style-name="Standard">This statement gets all of the entries in which the group_id equal to the inputed group_id value.</text:p>
      <text:p text:style-name="Standard"/>
      <text:p text:style-name="Standard"/>
      <text:p text:style-name="Standard">SELECT * FROM events WHERE group_id = ? ORDER BY start_time DESC</text:p>
      <text:p text:style-name="Standard"/>
      <text:p text:style-name="Standard">This statement selects the entries which equal to the inputed group_id and it outputs them from the earliest date to the latest date found in the table.</text:p>
      <text:p text:style-name="Standard"/>
      <text:p text:style-name="Standard"/>
      <text:p text:style-name="Standard">SELECT groups.group_name as gname, groups.group_id as gid FROM about inner join groups</text:p>
      <text:p text:style-name="Standard">ON about.group_id = groups.group_id</text:p>
      <text:p text:style-name="Standard">WHERE about.interest_name ?</text:p>
      <text:p text:style-name="Standard"/>
      <text:p text:style-name="Standard">This statement select the entries from the about join groups table on the condition they have equal group_ids and where the about.interest_name equals to the inputed interest_name.</text:p>
      <text:p text:style-name="Standard"/>
      <text:p text:style-name="Standard">SELECT interest_name FROM interest</text:p>
      <text:p text:style-name="Standard"/>
      <text:p text:style-name="Standard">This sql statement gets all of the interest names from the interest table.</text:p>
      <text:p text:style-name="Standard"/>
      <text:p text:style-name="Standard"/>
      <text:p text:style-name="Standard">SELECT COUNT(*) FROM member WHERE username = ? AND password = ?</text:p>
      <text:p text:style-name="Standard"/>
      <text:p text:style-name="Standard">This sql statement counts the number of entries that are queried where the username and password equal to the inputted username and password values.</text:p>
      <text:p text:style-name="Standard"/>
      <text:p text:style-name="Standard"/>
      <text:p text:style-name="Standard"><text:soft-page-break/>SELECT COUNT(*) FROM member WHERE username = ?</text:p>
      <text:p text:style-name="Standard"/>
      <text:p text:style-name="Standard">This sql statement selects all of the entries where the username equal to the inputted username.</text:p>
      <text:p text:style-name="Standard"/>
      <text:p text:style-name="Standard"/>
      <text:p text:style-name="Standard">INSERT INTO member (username, password, firstname, lastname, zipcode) VALUES(?,?,?,?,?)</text:p>
      <text:p text:style-name="Standard"/>
      <text:p text:style-name="Standard">This sql statement inserted a new member entry into the member table in the member database.</text:p>
      <text:p text:style-name="Standard"/>
      <text:p text:style-name="Standard"/>
      <text:p text:style-name="Standard">SELECT event_id, rsvp from attend where username = ? AND event_id = ?</text:p>
      <text:p text:style-name="Standard"/>
      <text:p text:style-name="Standard">This sql statement selects the event_id, rsvp entries where the username and event_id equal to the inputed values sent to the program.</text:p>
      <text:p text:style-name="Standard"/>
      <text:p text:style-name="Standard"/>
      <text:p text:style-name="Standard">UPDATE attend SET rsvp = ? where username = ? AND event_id = ?</text:p>
      <text:p text:style-name="Standard"/>
      <text:p text:style-name="Standard">This sql statement updates the entry's rsvp to the inputed rsvp value where the username equals to the login session and the the event_id equals to the inputted id.</text:p>
      <text:p text:style-name="Standard"/>
      <text:p text:style-name="Standard">INSERT INTO attend(event_id, username, rsvp, rating) values(?,?,?,?)</text:p>
      <text:p text:style-name="Standard"/>
      <text:p text:style-name="Standard">This sql statement inserts a new attend entry into the attend table with the inputted values for event_id, username, rsvp, and rating.</text:p>
      <text:p text:style-name="Standard"/>
      <text:p text:style-name="Standard"/>
      <text:p text:style-name="Standard">SELECT groups.group_name AS gname, groups.group_id AS gid FROM groups INNER JOIN belongs_to</text:p>
      <text:p text:style-name="Standard">ON groups.group_id = belongs_to.group_id</text:p>
      <text:p text:style-name="Standard">WHERE belongs_to.username = ?;</text:p>
      <text:p text:style-name="Standard"/>
      <text:p text:style-name="Standard">This sql statement is used to retrieve the entries group_name and group_id from the groups joined belongs_to table on the condition that their event_ids are equal. <text:s/>It only looks for the entries when belongs_to.username equal to the login session value.</text:p>
      <text:p text:style-name="Standard"/>
      <text:p text:style-name="Standard"/>
      <text:p text:style-name="Standard">SELECT events.title AS etitle, events.start_time AS estart, events.event_id AS eid from events INNER JOIN attend</text:p>
      <text:p text:style-name="Standard">ON events.event_id = attend.event_id</text:p>
      <text:p text:style-name="Standard">WHERE attend.rsvp = 1 AND attend.username = ?</text:p>
      <text:p text:style-name="Standard">AND events.start_time BETWEEN CURRENT_DATE AND ADDDATE(CURRENT_DATE, INTERVAL 3 DAY)</text:p>
      <text:p text:style-name="Standard">ORDER BY start_time DESC</text:p>
      <text:p text:style-name="Standard"/>
      <text:p text:style-name="Standard">This sql statement is used to get the entries containing title, start_time, and event_id from the events join attend table on the condition that their event_ids are equal. <text:s/>This statement looked for entries that have rsvp containing a value of 1 and username equal to login session value. <text:s/>It also looks for entries in which the start_time is between today and the next three days with the earliest as the first entry.</text:p>
      <text:p text:style-name="Standard"/>
      <text:p text:style-name="Standard"/>
      <text:p text:style-name="Standard"><text:soft-page-break/>SELECT authorized FROM belongs_to where username = ? AND group_id = ?</text:p>
      <text:p text:style-name="Standard"/>
      <text:p text:style-name="Standard">This sql statement looks for the authorized entry in which its username and group_id equal to the inputed values entered into the query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Consolas, 'Liberation Mono', Menlo, Courier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09T16:00:15</meta:creation-date>
    <meta:generator>OpenOffice/4.1.0$Unix OpenOffice.org_project/410m18$Build-9764</meta:generator>
    <dc:date>2017-05-09T18:51:04</dc:date>
    <meta:editing-duration>PT2H50M49S</meta:editing-duration>
    <meta:editing-cycles>21</meta:editing-cycles>
    <meta:document-statistic meta:table-count="0" meta:image-count="0" meta:object-count="0" meta:page-count="3" meta:paragraph-count="43" meta:word-count="648" meta:character-count="4013"/>
  </office:meta>
</office:document-meta>
</file>